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Web" style:family="paragraph"/>
    <style:style style:name="P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5" style:parent-style-name="NormalWeb" style:family="paragraph"/>
    <style:style style:name="P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7" style:parent-style-name="NormalWeb" style:family="paragraph"/>
    <style:style style:name="P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9" style:parent-style-name="NormalWeb" style:family="paragraph"/>
    <style:style style:name="P1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1" style:parent-style-name="NormalWeb" style:family="paragraph"/>
    <style:style style:name="P1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</office:automatic-styles>
  <office:body>
    <office:text text:use-soft-page-breaks="true">
      <text:p text:style-name="P1">Schoonmaken - Wasmachine</text:p>
      <text:list text:style-name="LFO6" text:continue-numbering="true">
        <text:list-item>
          <text:p text:style-name="P2"><text:span text:style-name="Strong">Rubbers schoonmaken</text:span>:</text:p>
        </text:list-item>
      </text:list>
      <text:list text:style-name="LFO1" text:continue-numbering="true">
        <text:list-item>
          <text:p text:style-name="P3">Veeg na elke wasbeurt het rubber rondom de deur droog met een doek.</text:p>
        </text:list-item>
        <text:list-item>
          <text:p text:style-name="P4">Verwijder vuil met een vochtige doek en wat allesreiniger.</text:p>
        </text:list-item>
      </text:list>
      <text:list text:style-name="LFO6" text:continue-numbering="true">
        <text:list-item>
          <text:p text:style-name="P5"><text:span text:style-name="Strong">Trommelreiniging</text:span>:</text:p>
        </text:list-item>
      </text:list>
      <text:list text:style-name="LFO2" text:continue-numbering="true">
        <text:list-item>
          <text:p text:style-name="P6">Laat eens per maand een lege was draaien op 60-90°C met een kopje schoonmaakazijn of een speciaal wasmachinereiniger.</text:p>
        </text:list-item>
      </text:list>
      <text:list text:style-name="LFO6" text:continue-numbering="true">
        <text:list-item>
          <text:p text:style-name="P7"><text:span text:style-name="Strong">Zeepbakje</text:span>:</text:p>
        </text:list-item>
      </text:list>
      <text:list text:style-name="LFO3" text:continue-numbering="true">
        <text:list-item>
          <text:p text:style-name="P8">Haal het bakje eruit, spoel het onder de kraan en verwijder resten met een borsteltje.</text:p>
        </text:list-item>
      </text:list>
      <text:list text:style-name="LFO6" text:continue-numbering="true">
        <text:list-item>
          <text:p text:style-name="P9"><text:span text:style-name="Strong">Filter</text:span>:</text:p>
        </text:list-item>
      </text:list>
      <text:list text:style-name="LFO4" text:continue-numbering="true">
        <text:list-item>
          <text:p text:style-name="P10">Reinig het filter (vaak onderaan de machine) eens per 3 maanden.</text:p>
        </text:list-item>
      </text:list>
      <text:list text:style-name="LFO6" text:continue-numbering="true">
        <text:list-item>
          <text:p text:style-name="P11"><text:span text:style-name="Strong">Luchten</text:span>:</text:p>
        </text:list-item>
      </text:list>
      <text:list text:style-name="LFO5" text:continue-numbering="true">
        <text:list-item>
          <text:p text:style-name="P12">Laat de deur openstaan na gebruik om schimmel en nare geurtjes te voorkomen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R J</meta:initial-creator>
    <dc:creator>Rieks Joosten</dc:creator>
    <meta:creation-date>2014-01-15T21:03:00Z</meta:creation-date>
    <dc:date>2025-01-27T08:57:00Z</dc:date>
    <meta:print-date>2025-01-22T12:36:00Z</meta:print-date>
    <meta:template xlink:href="Normal.dotm" xlink:type="simple"/>
    <meta:editing-cycles>7</meta:editing-cycles>
    <meta:editing-duration>PT2580S</meta:editing-duration>
    <meta:user-defined meta:name="Docear4Word_StyleTitle">Springer LNCS</meta:user-defined>
    <meta:user-defined meta:name="Info 1"/>
    <meta:user-defined meta:name="Info 2"/>
    <meta:user-defined meta:name="Info 3"/>
    <meta:user-defined meta:name="Info 4"/>
    <meta:document-statistic meta:page-count="1" meta:paragraph-count="1" meta:word-count="87" meta:character-count="565" meta:row-count="3" meta:non-whitespace-character-count="479"/>
  </office:meta>
</office:document-meta>
</file>